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B800000BB82E1D4F4DA6C5C8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Image7" text:anchor-type="paragraph" svg:width="18.069cm" svg:height="18.069cm" draw:z-index="0"><draw:image xlink:href="Pictures/1000000000000BB800000BB82E1D4F4DA6C5C85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59:51.450849937</meta:creation-date>
    <dc:date>2019-10-12T09:25:28.508720757</dc:date>
    <meta:editing-duration>PT24M1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